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Times New Roman" fo:font-size="14pt" fo:font-weight="bold" officeooo:rsid="0001e12a" officeooo:paragraph-rsid="000347d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officeooo:paragraph-rsid="000347dd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01e12a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3pt" officeooo:rsid="0001e12a" officeooo:paragraph-rsid="0001e12a" style:font-size-asian="13pt" style:font-size-complex="13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officeooo:rsid="0001e12a" officeooo:paragraph-rsid="0001e12a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3pt" fo:font-weight="bold" officeooo:rsid="0001e12a" officeooo:paragraph-rsid="0001e12a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Times New Roman" officeooo:rsid="0002d52f" officeooo:paragraph-rsid="0002d52f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 New Roman" fo:font-size="13pt" fo:font-weight="bold" officeooo:rsid="0002d52f" officeooo:paragraph-rsid="0002d52f" style:font-size-asian="13pt" style:font-weight-asian="bold" style:font-size-complex="13pt" style:font-weight-complex="bold"/>
    </style:style>
    <style:style style:name="T1" style:family="text">
      <style:text-properties style:font-name="Times New Roman" fo:font-size="14pt" fo:font-weight="normal" officeooo:rsid="000347dd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style="italic" fo:font-weight="normal" officeooo:rsid="000347dd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style:font-name="Times New Roman" fo:font-size="13pt" fo:font-weight="bold" officeooo:rsid="0001e12a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2d52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Nicolas Lopez – Geospatial Consultant</text:p>
        <text:p text:style-name="P2"><text:span text:style-name="T1">visit </text:span><text:a xlink:type="simple" xlink:href="http://nicolaslopez.co.uk/" text:style-name="Internet_20_link" text:visited-style-name="Visited_20_Internet_20_Link"><text:span text:style-name="T2">nicolaslopez.co.uk</text:span></text:a></text:p>
      </text:section>
      <text:p text:style-name="Horizontal_20_Line"/>
      <text:p text:style-name="P3"><text:span text:style-name="T3">Summary:</text:span></text:p>
      <text:p text:style-name="P4"><text:span text:style-name="T4"/></text:p>
      <text:p text:style-name="P5"><text:span text:style-name="T4">Industries:</text:span> Environment, Energy, Renewables, Civil Engineering.</text:p>
      <text:p text:style-name="P5"><text:span text:style-name="T4">Areas of Expertise:</text:span> GIS, Remote Sensing, Geoprocessing, Data Management, Python Scripting.</text:p>
      <text:p text:style-name="Horizontal_20_Line"/>
      <text:p text:style-name="P6">Qualifications:</text:p>
      <text:p text:style-name="P6"/>
      <text:p text:style-name="P5">MSc (Commendation) in Geographical Information Systems 2023</text:p>
      <text:p text:style-name="P5">BSc (2.1) Zoology 2022.</text:p>
      <text:p text:style-name="P5">French Baccalaureate 2016.</text:p>
      <text:p text:style-name="Horizontal_20_Line"/>
      <text:p text:style-name="P6">Software / Skills:</text:p>
      <text:p text:style-name="P5"/>
      <text:p text:style-name="P5">ESRI Technology (ArcGIS Pro, ArGIS Desktop (ArcMap etc.), QGIS</text:p>
      <text:p text:style-name="P5">Web GIS (ArcGIS Online, ArcGIS Entreprise, Experience Builder, HTML , CSS, JavaScript)</text:p>
      <text:p text:style-name="P5">Script and tool development (Python, <text:span text:style-name="T5">R, C#, SQL).</text:span></text:p>
      <text:p text:style-name="P7">Data integration Platform FME (Safe Software).</text:p>
      <text:p text:style-name="P7">Remote Sensing Image Processing – MBES Survey Data, Sattelite Imagery.</text:p>
      <text:p text:style-name="Horizontal_20_Line"/>
      <text:p text:style-name="P8">Professional Membership:</text:p>
      <text:p text:style-name="P7">Royal Geographical Society Associate Fellow.</text:p>
      <text:p text:style-name="Horizontal_20_Line"/>
      <text:p text:style-name="P8">Languages:</text:p>
      <text:p text:style-name="P7"/>
      <text:p text:style-name="P7">English – Fluent.</text:p>
      <text:p text:style-name="P7">French – Native.</text:p>
      <text:p text:style-name="Horizontal_20_Line"/>
      <text:p text:style-name="P8">Experience: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19:29:48.167000000</meta:creation-date>
    <dc:date>2025-04-02T19:58:13.030000000</dc:date>
    <meta:editing-duration>PT17M15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21" meta:word-count="99" meta:character-count="798" meta:non-whitespace-character-count="716"/>
  </office:meta>
</office:document-meta>
</file>